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7.55cm" fo:min-width="21.1cm"/>
    </style:style>
    <style:style style:name="gr2" style:family="graphic" style:parent-style-name="standard">
      <style:graphic-properties svg:stroke-width="0.1cm" draw:marker-start-width="0.5cm" draw:marker-end-width="0.5cm" draw:textarea-horizontal-align="justify" draw:textarea-vertical-align="middle" draw:auto-grow-height="false" fo:min-height="4.55cm" fo:min-width="19.3cm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2.35cm" fo:min-width="18.1cm"/>
    </style:style>
    <style:style style:name="gr4" style:family="graphic" style:parent-style-name="standard">
      <style:graphic-properties draw:textarea-horizontal-align="justify" draw:textarea-vertical-align="middle" draw:auto-grow-height="false" fo:min-height="1.15cm" fo:min-width="3.5cm"/>
    </style:style>
    <style:style style:name="gr5" style:family="graphic" style:parent-style-name="standard">
      <style:graphic-properties draw:textarea-horizontal-align="justify" draw:textarea-vertical-align="middle" draw:auto-grow-height="false" fo:min-height="0.55cm" fo:min-width="7.7cm"/>
    </style:style>
    <style:style style:name="gr6" style:family="graphic" style:parent-style-name="standard">
      <style:graphic-properties draw:textarea-horizontal-align="justify" draw:textarea-vertical-align="middle" draw:auto-grow-height="false" fo:min-height="0.55cm" fo:min-width="7.3cm"/>
    </style:style>
    <style:style style:name="gr7" style:family="graphic" style:parent-style-name="standard">
      <style:graphic-properties svg:stroke-width="0cm" draw:marker-start-width="0.2cm" draw:marker-end-width="0.2cm" draw:fill="solid" draw:fill-color="#ed1c24" draw:textarea-horizontal-align="justify" draw:textarea-vertical-align="middle" draw:auto-grow-height="false" fo:min-height="1.85cm" fo:min-width="21cm" fo:padding-top="0.125cm" fo:padding-bottom="0.125cm" fo:padding-left="0.25cm" fo:padding-right="0.25cm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571cm"/>
    </style:style>
    <style:style style:name="gr9" style:family="graphic" style:parent-style-name="standard">
      <style:graphic-properties draw:fill="solid" draw:fill-color="#ffffff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solid" draw:fill-color="#ed1c24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style:text-properties fo:font-size="13pt" style:font-size-asian="18pt" style:font-size-complex="18pt"/>
    </style:style>
    <style:style style:name="P6" style:family="paragraph">
      <loext:graphic-properties draw:fill="solid" draw:fill-color="#ffffff"/>
      <style:text-properties fo:font-size="13pt" style:font-size-asian="18pt" style:font-size-complex="18pt"/>
    </style:style>
    <style:style style:name="P7" style:family="paragraph">
      <loext:graphic-properties draw:fill-color="#ffffff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1.6cm" svg:height="7.8cm" svg:x="2.8cm" svg:y="3.257cm">
          <text:p text:style-name="P1"><text:span text:style-name="T1">Anymal Director (or another robot)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8cm" svg:height="4.8cm" svg:x="3.6cm" svg:y="5.2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8.6cm" svg:height="2.6cm" svg:x="4.2cm" svg:y="7.0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1.4cm" svg:x="5cm" svg:y="8.057cm">
          <text:p text:style-name="P1">VTK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1.4cm" svg:x="9.4cm" svg:y="8.057cm">
          <text:p text:style-name="P1">PCL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1.4cm" svg:x="13.8cm" svg:y="8.057cm">
          <text:p text:style-name="P1">OpenCV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1.4cm" svg:x="18.4cm" svg:y="8.057cm">
          <text:p text:style-name="P1">URDF ...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.2cm" svg:height="0.8cm" svg:x="4.2cm" svg:y="7.057cm">
          <text:p text:style-name="P1">Dependencies through RO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8cm" svg:height="0.8cm" svg:x="9.6cm" svg:y="5.657cm">
          <text:p text:style-name="P1">Director (Core Application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21.6cm" svg:height="2.2cm" svg:x="2.8cm" svg:y="12.4cm">
          <text:p text:style-name="P2"><text:span text:style-name="T2">ANYmal software and API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357cm" svg:height="0.8cm" draw:transform="rotate (1.5707963267949) translate (13.2cm 12.4cm)">
          <text:p/>
          <draw:enhanced-geometry svg:viewBox="0 0 21600 21600" draw:text-areas="?f5 ?f1 ?f6 ?f3" draw:mirror-horizontal="false" draw:mirror-vertical="false" draw:type="left-right-arrow" draw:modifiers="7714.28571428571 7607.6602830974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" draw:text-style-name="P6" draw:layer="layout" svg:width="9.6cm" svg:height="0.763cm" svg:x="14cm" svg:y="11.437cm">
          <draw:text-box>
            <text:p text:style-name="P5">ROS Topics and Service Calls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left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7T08:34:03.535068298</meta:creation-date>
    <dc:date>2019-12-07T09:14:35.234415696</dc:date>
    <meta:editing-duration>PT20M20S</meta:editing-duration>
    <meta:editing-cycles>3</meta:editing-cycles>
    <meta:generator>LibreOffice/6.0.7.3$Linux_X86_64 LibreOffice_project/00m0$Build-3</meta:generator>
    <meta:document-statistic meta:object-count="35"/>
  </office:meta>
</office:document-meta>
</file>